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style:tab-stops>
          <style:tab-stop style:position="2.1563in"/>
        </style:tab-stops>
      </style:paragraph-properties>
      <style:text-properties officeooo:rsid="0013af57" officeooo:paragraph-rsid="0013af57"/>
    </style:style>
    <style:style style:name="P2" style:family="paragraph" style:parent-style-name="Standard">
      <style:paragraph-properties fo:line-height="100%" fo:text-align="justify" style:justify-single-word="false">
        <style:tab-stops>
          <style:tab-stop style:position="2.1563in"/>
        </style:tab-stops>
      </style:paragraph-properties>
      <style:text-properties officeooo:rsid="0013af57" officeooo:paragraph-rsid="0013af57"/>
    </style:style>
    <style:style style:name="P3" style:family="paragraph" style:parent-style-name="Standard">
      <style:paragraph-properties fo:line-height="100%" fo:text-align="justify" style:justify-single-word="false">
        <style:tab-stops>
          <style:tab-stop style:position="2.1563in"/>
        </style:tab-stops>
      </style:paragraph-properties>
      <style:text-properties officeooo:rsid="001bafbe" officeooo:paragraph-rsid="001bafbe"/>
    </style:style>
    <style:style style:name="P4" style:family="paragraph" style:parent-style-name="Text_20_body">
      <style:paragraph-properties fo:margin-top="0in" fo:margin-bottom="0in" style:contextual-spacing="false" fo:line-height="100%" fo:text-align="justify" style:justify-single-word="false"/>
      <style:text-properties fo:color="#252525" loext:opacity="100%"/>
    </style:style>
    <style:style style:name="P5" style:family="paragraph" style:parent-style-name="Text_20_body">
      <style:paragraph-properties fo:line-height="100%" fo:text-align="justify" style:justify-single-word="false">
        <style:tab-stops>
          <style:tab-stop style:position="2.1563in"/>
        </style:tab-stops>
      </style:paragraph-properties>
      <style:text-properties fo:color="#252525" loext:opacity="100%" officeooo:paragraph-rsid="0017ac0e"/>
    </style:style>
    <style:style style:name="T1" style:family="text">
      <style:text-properties officeooo:rsid="0013af57"/>
    </style:style>
    <style:style style:name="T2" style:family="text">
      <style:text-properties officeooo:rsid="0017ac0e"/>
    </style:style>
    <style:style style:name="T3" style:family="text">
      <style:text-properties officeooo:rsid="001ba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ext:s text:c="5"/>Mississippi, written by Rick Bass, is a story that follows the hectic adventures of a young man who lives out his daily life in the Mississippi countryside. The narrator of the story uses a narrating style unique to any other and fills his monologues and dialogues with some of the most obscene and vulgar language imaginable. He’s in love with a wealthy, fat girl named Leane, who regularly bought him Coca-Cola, which is considered a rare commodity in Mississippi given its rarity. Despite his emotional outbursts and vulgar outlook on life, he has unconditional love for Leane, regrets rejecting her marriage proposal, and says that if she ever proposed to him again, he would accept the offer this time. The story depicts the inherent struggles faced by those who live in rural areas, how their day-to-day lives drastically differ from ours, and how this contributes to their peculiar outlook on life.<text:tab/></text:span></text:p>
      <text:p text:style-name="P5"><text:s text:c="5"/>The protagonist of the story appears to be entrapped in a very hectic day-to-day life, and despite his love for Leane, he seemingly sees his day-to-day routine in life as something that feels exhausting, dull, and essentially empty. This fact is further reinforced by his use of vulgar language, obscenity, and open descriptions of his sexual relations with Leane, further reinforcing the idea that he does not give a damn about the opinion of those who may be reading or examining his life. Furthermore, his love for Leane seemingly does not soften him in his day-to-day life, as seen in the situation with many "hard males" who become soft<text:span text:style-name="T2">er</text:span> and kind after falling in love. Instead, this love is also subject to his emotional outbursts, as seen in the scene where he and Leane’s brother Hector beat up some boys who make fun of Leane’s physical appearance without having even the slightest of remorse. It can be argued that our protagonist has inherent insecurities and uses these emotional outbursts as a coping mechanism, as is the case with many insecure and lonely men in society. He describes himself as being quite short and with an unusually big nose, and given these qualities, it is understandable that he struggles with confusion in life, and as someone else who has struggled with similar situations in life before finding some sort of purpose, it is quite understandable how upset he may be.</text:p>
      <text:p text:style-name="P4"><text:s text:c="5"/>The rural life of Mississippi also depicts a theme of poverty and few opportunities. Throughout the story, the protagonist can be seen griping about many external factors and seems fully aware of the limited capacity for growth that one may face whilst living in a rural environment such as Mississippi. Life in the south was extremely difficult back then, so this may potentially tie back into the compulsivity displayed by our protagonist. Furthermore, in such a rural area where opportunity is few, many people who potentially need medical help and a diagnosis of certain disorders may not be able to get this treatment, and as a result, they are allowed to let their impulsive behavior run wild, as can be clearly seen in this scenario. Not only is the protagonist entrapped in the situation he currently is in, but almost everyone he associates with is stuck in an average life that has little to no opportunities like the ones we take for granted in our daily lives. In many short stories, the protagonist is already well off and is given an enormous amount of plot armor to ensure that they live the happiest lives possible, with the happiest endings. Look at Disney stories for example. In Mississippi, this is not the case, and the author arguably returns to the root of human suffering and elucidates the struggles of the working class in a harsh capitalist society rather than just creating a well-off character. Despite the vulgarity and obscenity, there is a sort of connection that we are able to make with the narrator's voice as many of the struggles he faces are also faced by us.</text:p>
      <text:p text:style-name="P4"><text:s text:c="4"/>In conclusion, the story of "Mississippi," written by Rick Bass, is a beautifully put-together narrative, despite the vulgarity and obscenity, that touches upon raw and uncensored human emotions. Not only does this narration style connect directly to the raw emotions that the reader may face in his or her daily life, but it also reveals the harsh nature of living in a capitalist country in a rural area where technology isn’t heavily invested in and the populace is simply left to its own devices to survive without any governmental aid. Furthermore, it reveals that everyone has a soft spot in them for something, in this case the protagonist’s love for Leane, despite otherwise being very harsh with everyone and everything else around them.</text:p>
      <text:p text:style-name="P2"/>
      <text:p text:style-name="P3"><text:soft-page-break/>References</text:p>
      <text:p text:style-name="P3"/>
      <text:p text:style-name="P3">Bass, Rick.<text:span text:style-name="Emphasis"> The Watch. </text:span>NY: Norton, 198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08:48:23.187504105</meta:creation-date>
    <dc:date>2023-03-06T11:57:02.730499196</dc:date>
    <meta:editing-duration>PT3H8M39S</meta:editing-duration>
    <meta:editing-cycles>5</meta:editing-cycles>
    <meta:generator>LibreOffice/7.5.1.2$Linux_X86_64 LibreOffice_project/50$Build-2</meta:generator>
    <meta:document-statistic meta:table-count="0" meta:image-count="0" meta:object-count="0" meta:page-count="2" meta:paragraph-count="6" meta:word-count="797" meta:character-count="4723" meta:non-whitespace-character-count="3912"/>
  </office:meta>
</office:document-meta>
</file>